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f187c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faa61a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1.7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2.054cm"/>
    </style:style>
    <style:style style:name="gr5" style:family="graphic" style:parent-style-name="objectwithoutfill">
      <style:graphic-properties draw:stroke="dash" draw:stroke-dash="Fine_20_Dashed" svg:stroke-width="0.102cm" svg:stroke-color="#faa61a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2.0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aa61a" style:font-name="Fira Code" fo:font-size="18pt" style:font-size-asian="18pt" style:font-size-complex="18pt"/>
    </style:style>
    <style:style style:name="T1" style:family="text">
      <style:text-properties fo:color="#faa61a" style:font-name="Fira Cod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84cm" svg:y1="12.014cm" svg:x2="5.984cm" svg:y2="4.439cm">
          <text:p/>
        </draw:line>
        <draw:line draw:style-name="gr1" draw:text-style-name="P1" draw:layer="layout" svg:x1="2.075cm" svg:y1="8.21cm" svg:x2="9.993cm" svg:y2="8.21cm">
          <text:p/>
        </draw:line>
        <draw:line draw:style-name="gr2" draw:text-style-name="P1" draw:layer="layout" svg:x1="6.002cm" svg:y1="8.217cm" svg:x2="8.596cm" svg:y2="5.199cm">
          <text:p/>
        </draw:line>
        <draw:frame draw:style-name="gr3" draw:text-style-name="P2" draw:layer="layout" svg:width="2.877cm" svg:height="0.89cm" svg:x="7.224cm" svg:y="4.275cm">
          <draw:text-box>
            <text:p><text:span text:style-name="T1">(3,4j)</text:span></text:p>
          </draw:text-box>
        </draw:frame>
        <draw:line draw:style-name="gr2" draw:text-style-name="P1" draw:layer="layout" svg:x1="5.985cm" svg:y1="8.234cm" svg:x2="4.532cm" svg:y2="4.437cm">
          <text:p/>
        </draw:line>
        <draw:frame draw:style-name="gr4" draw:text-style-name="P2" draw:layer="layout" svg:width="3.27cm" svg:height="0.89cm" svg:x="2.578cm" svg:y="3.529cm">
          <draw:text-box>
            <text:p><text:span text:style-name="T1">(-2,5j)</text:span></text:p>
          </draw:text-box>
        </draw:frame>
        <draw:line draw:style-name="gr5" draw:text-style-name="P1" draw:layer="layout" svg:x1="6.011cm" svg:y1="8.26cm" svg:x2="7.072cm" svg:y2="1.389cm">
          <text:p/>
        </draw:line>
        <draw:frame draw:style-name="gr6" draw:text-style-name="P2" draw:layer="layout" svg:width="2.794cm" svg:height="0.89cm" svg:x="5.872cm" svg:y="0.426cm">
          <draw:text-box>
            <text:p><text:span text:style-name="T1">(1,9j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13:22:59.908091552</meta:creation-date>
    <dc:date>2019-01-01T13:37:48.657364495</dc:date>
    <meta:editing-duration>PT14M51S</meta:editing-duration>
    <meta:editing-cycles>2</meta:editing-cycles>
    <meta:generator>LibreOffice/6.0.3.2$Linux_X86_64 LibreOffice_project/00m0$Build-2</meta:generator>
    <meta:document-statistic meta:object-count="8"/>
  </office:meta>
</office:document-meta>
</file>